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textmaker="tm" grddl:transformation="http://docs.oasis-open.org/office/1.2/xslt/odf2rdf.xsl">
  <office:scripts/>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6.925in" table:align="margins" fo:keep-with-next="always"/>
    </style:style>
    <style:style style:name="Tabla1.A" style:family="table-column">
      <style:table-column-properties style:column-width="0.8653in" style:rel-column-width="8191*"/>
    </style:style>
    <style:style style:name="Tabla1.H" style:family="table-column">
      <style:table-column-properties style:column-width="0.866in" style:rel-column-width="8198*"/>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Preformatted_20_Text">
      <style:paragraph-properties fo:text-align="justify" style:justify-single-word="false"/>
      <style:text-properties style:font-name="Times New Roman" fo:font-size="12pt" style:font-size-asian="12pt" style:font-size-complex="12pt"/>
    </style:style>
    <style:style style:name="P3" style:family="paragraph" style:parent-style-name="Preformatted_20_Text">
      <style:text-properties style:font-name="Times New Roman1" fo:font-size="11pt" style:text-underline-style="none" style:font-size-asian="11pt" style:font-size-complex="11pt"/>
    </style:style>
    <style:style style:name="P4"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5" style:family="paragraph" style:parent-style-name="Normal">
      <style:paragraph-properties>
        <style:tab-stops>
          <style:tab-stop style:position="0.1965in"/>
        </style:tab-stops>
      </style:paragraph-properties>
      <style:text-properties style:use-window-font-color="true" fo:font-size="12pt" style:font-size-asian="12pt" style:font-size-complex="12pt"/>
    </style:style>
    <style:style style:name="P6" style:family="paragraph" style:parent-style-name="Normal">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7" style:family="paragraph" style:parent-style-name="Normal">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8" style:family="paragraph" style:parent-style-name="Preformatted_20_Text">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9" style:family="paragraph" style:parent-style-name="Normal" style:list-style-name="L1">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10" style:family="paragraph" style:parent-style-name="Normal">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1"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2" style:family="paragraph" style:parent-style-name="Normal" style:list-style-name="L3">
      <style:paragraph-properties fo:margin-left="0in" fo:margin-right="0in" fo:text-align="justify" style:justify-single-word="false" fo:text-indent="0in" style:auto-text-indent="false">
        <style:tab-stops>
          <style:tab-stop style:position="0.1965in"/>
          <style:tab-stop style:position="0.2953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3"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fo:font-weight="bold" style:font-weight-asian="bold" style:font-weight-complex="bold"/>
    </style:style>
    <text:list-style style:name="L1">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S</text:p>
      <text:p text:style-name="P1"/>
      <text:p text:style-name="P2"/>
      <text:p text:style-name="P2"><text:s text:c="2"/>-mM : M = even integer; 2**M total complex data points transformed.</text:p>
      <text:p text:style-name="P2"><text:s text:c="2"/>-pP : P = number of processors; Must be a power of 2.</text:p>
      <text:p text:style-name="P2"><text:s text:c="2"/>-nN : N = number of cache lines.</text:p>
      <text:p text:style-name="P2"><text:s text:c="2"/>-lL : L = Log base 2 of cache line length in bytes.</text:p>
      <text:p text:style-name="P2"><text:s text:c="2"/>-s <text:s/>: Print individual processor timing statistics.</text:p>
      <text:p text:style-name="P2"><text:s text:c="2"/>-t <text:s/>: Perform FFT and inverse FFT. <text:s/>Test output by comparing the</text:p>
      <text:p text:style-name="P2"><text:s text:c="8"/>integral of the original data to the integral of the data that</text:p>
      <text:p text:style-name="P2"><text:s text:c="8"/>results from performing the FFT and inverse FFT.</text:p>
      <text:p text:style-name="P2"><text:s text:c="2"/>-o <text:s/>: Print out complex data points.</text:p>
      <text:p text:style-name="P2"><text:s text:c="2"/>-h <text:s/>: Print out command line options.</text:p>
      <text:p text:style-name="P2"/>
      <text:p text:style-name="P2">a typical parameter could be -m10 -p2 -n65536 -l4</text:p>
      <text:p text:style-name="P4"/>
      <table:table table:name="Tabla1" table:style-name="Tabla1">
        <table:table-column table:style-name="Tabla1.A" table:number-columns-repeated="7"/>
        <table:table-column table:style-name="Tabla1.H"/>
        <table:table-row>
          <table:table-cell table:style-name="Tabla1.A1" office:value-type="string">
            <text:p text:style-name="P3">Benchmark</text:p>
          </table:table-cell>
          <table:table-cell table:style-name="Tabla1.A1" office:value-type="string">
            <text:p text:style-name="P3">Runtime</text:p>
          </table:table-cell>
          <table:table-cell table:style-name="Tabla1.A1" office:value-type="string">
            <text:p text:style-name="P3">L1Cache<text:line-break/>ReadHit</text:p>
          </table:table-cell>
          <table:table-cell table:style-name="Tabla1.A1" office:value-type="string">
            <text:p text:style-name="P3">L1Cache<text:line-break/>ReadMiss</text:p>
          </table:table-cell>
          <table:table-cell table:style-name="Tabla1.A1" office:value-type="string">
            <text:p text:style-name="P3">L1Cache<text:line-break/>WriteHit</text:p>
          </table:table-cell>
          <table:table-cell table:style-name="Tabla1.A1" office:value-type="string">
            <text:p text:style-name="P3">L1Cache<text:line-break/>WriteMiss</text:p>
          </table:table-cell>
          <table:table-cell table:style-name="Tabla1.A1" office:value-type="string">
            <text:p text:style-name="P3">L2Cache</text:p>
            <text:p text:style-name="P3">ReadHit</text:p>
          </table:table-cell>
          <table:table-cell table:style-name="Tabla1.H1" office:value-type="string">
            <text:p text:style-name="P3">L2Cache<text:line-break/>ReadMiss</text:p>
          </table:table-cell>
        </table:table-row>
        <table:table-row>
          <table:table-cell table:style-name="Tabla1.A2" office:value-type="string">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H2">
            <text:p text:style-name="P3"/>
          </table:table-cell>
        </table:table-row>
        <table:table-row>
          <table:table-cell table:style-name="Tabla1.A2" office:value-type="string">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B2">
            <text:p text:style-name="P3"/>
          </table:table-cell>
          <table:table-cell table:style-name="Tabla1.H2">
            <text:p text:style-name="P3"/>
          </table:table-cell>
        </table:table-row>
        <table:table-row>
          <table:table-cell table:style-name="Tabla1.A2" office:value-type="string">
            <text:p text:style-name="P3">fft sodir moesi</text:p>
          </table:table-cell>
          <table:table-cell table:style-name="Tabla1.B2" office:value-type="float" office:value="137302">
            <text:p text:style-name="P3">137302</text:p>
          </table:table-cell>
          <table:table-cell table:style-name="Tabla1.B2" office:value-type="float" office:value="115825">
            <text:p text:style-name="P3">115825</text:p>
          </table:table-cell>
          <table:table-cell table:style-name="Tabla1.B2" office:value-type="float" office:value="10744">
            <text:p text:style-name="P3">10744</text:p>
          </table:table-cell>
          <table:table-cell table:style-name="Tabla1.B2" office:value-type="float" office:value="78690">
            <text:p text:style-name="P3">78690</text:p>
          </table:table-cell>
          <table:table-cell table:style-name="Tabla1.B2" office:value-type="float" office:value="2843">
            <text:p text:style-name="P3">2843</text:p>
          </table:table-cell>
          <table:table-cell table:style-name="Tabla1.B2" office:value-type="float" office:value="13608">
            <text:p text:style-name="P3">13608</text:p>
          </table:table-cell>
          <table:table-cell table:style-name="Tabla1.H2" office:value-type="float" office:value="11133">
            <text:p text:style-name="P3">11133</text:p>
          </table:table-cell>
        </table:table-row>
        <table:table-row>
          <table:table-cell table:style-name="Tabla1.A2" office:value-type="string">
            <text:p text:style-name="P3">fft sodir msi</text:p>
          </table:table-cell>
          <table:table-cell table:style-name="Tabla1.B2" office:value-type="float" office:value="137189">
            <text:p text:style-name="P3">137189</text:p>
          </table:table-cell>
          <table:table-cell table:style-name="Tabla1.B2" office:value-type="float" office:value="115822">
            <text:p text:style-name="P3">115822</text:p>
          </table:table-cell>
          <table:table-cell table:style-name="Tabla1.B2" office:value-type="float" office:value="10761">
            <text:p text:style-name="P3">10761</text:p>
          </table:table-cell>
          <table:table-cell table:style-name="Tabla1.B2" office:value-type="float" office:value="78718">
            <text:p text:style-name="P3">78718</text:p>
          </table:table-cell>
          <table:table-cell table:style-name="Tabla1.B2" office:value-type="float" office:value="2836">
            <text:p text:style-name="P3">2836</text:p>
          </table:table-cell>
          <table:table-cell table:style-name="Tabla1.B2" office:value-type="float" office:value="13620">
            <text:p text:style-name="P3">13620</text:p>
          </table:table-cell>
          <table:table-cell table:style-name="Tabla1.H2" office:value-type="float" office:value="10843">
            <text:p text:style-name="P3">10843</text:p>
          </table:table-cell>
        </table:table-row>
      </table:table>
      <text:p text:style-name="Standard">Table <text:sequence text:ref-name="refTable0" text:name="Table" text:formula="ooow:Table+1" style:num-format="1">1</text:sequence> Results for fft with 32 processors</text:p>
      <text:p text:style-name="Standard">------------------------------------------------------------------------</text:p>
      <text:p text:style-name="Standard">3.2 Main Memory</text:p>
      <text:p text:style-name="Standard">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5">-----------------------------------------------------------------------------------------</text:p>
      <text:p text:style-name="P5">Write down bullet points of my work in top-down fashion</text:p>
      <text:list xml:id="list1067634786" text:style-name="L1">
        <text:list-item>
          <text:p text:style-name="P9">What the current status is in my field</text:p>
        </text:list-item>
        <text:list-item>
          <text:p text:style-name="P9">What the problems are in the current field</text:p>
        </text:list-item>
        <text:list-item>
          <text:p text:style-name="P9">What is my solution</text:p>
        </text:list-item>
      </text:list>
      <text:p text:style-name="P6"/>
      <text:list xml:id="list1948658238" text:style-name="L2">
        <text:list-item>
          <text:list>
            <text:list-item>
              <text:p text:style-name="P11">I set cache size for 1MB because it was close to current processors</text:p>
            </text:list-item>
            <text:list-item>
              <text:p text:style-name="P11">-----------------------------------------------------------------------------------------</text:p>
            </text:list-item>
          </text:list>
          <text:p text:style-name="P13">Results Section</text:p>
        </text:list-item>
      </text:list>
      <text:list xml:id="list2154008763" text:style-name="L3">
        <text:list-item>
          <text:list>
            <text:list-item>
              <text:list>
                <text:list-item>
                  <text:p text:style-name="P12">I used Sesc with these modifications</text:p>
                </text:list-item>
              </text:list>
            </text:list-item>
          </text:list>
        </text:list-item>
      </text:list>
      <text:p text:style-name="P7">-----------------------------------------------------------------</text:p>
      <text:p text:style-name="P7"/>
      <text:p text:style-name="P7">3.1 Network</text:p>
      <text:p text:style-name="P7"/>
      <text:p text:style-name="P7">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7"><text:soft-page-break/></text:p>
      <text:p text:style-name="P7">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7"/>
      <text:p text:style-name="P8">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7">-----------------------------------------------------------------------------------------------------------------</text:p>
      <text:p text:style-name="P7"/>
      <text:p text:style-name="P7">Comparison Between Architecture of Unoptimized and Origin Systems</text:p>
      <text:p text:style-name="P7">However, the importance of the simulation is placed on the extra packages that we are sending. Even in this system, there are still two bilateral interactions for most transactions that needs to be done in the Unoptimized protocol. So the location of the main memory does not affect the simulation that much.</text:p>
      <text:p text:style-name="P7"/>
      <text:p text:style-name="P7">Here I will introduce the layouts of the two architectures that I will be comparing. The two different architectures are very similar because most of the components are connected in the same way. The components themselves are the same, it is only the connections that are different.</text:p>
      <text:p text:style-name="P7">------------------------------------------------------------------------------------------------------------------</text:p>
      <text:p text:style-name="P7"/>
      <text:p text:style-name="P7">Section 7. Problems</text:p>
      <text:p text:style-name="P7"/>
      <text:p text:style-name="P7">One of the bugs that was extremely hard to find was one caused by various interactions within the system. To decrease the number of messages sent, it is possible for the block allocator in MESI Cache to allocate a block as soon as it is evicted. Normally, when a block is evicted, the system will undergo this cycle: 1. An OnLocalRead gets called, and AllocateBlock puts tag1 into pendingEviction. 2. OnLocalInvalidateResponse gets called, and removes tag1 from pendingEviction, doing the necessary cleanup.</text:p>
      <text:p text:style-name="P7"/>
      <text:p text:style-name="P7">However, it is possible for the system to undergo the following cycle, especially when faced with a larger number of invalidates and evictions: 1. An OnLocalRead gets called, and AllocateBlock puts tag1 into pendingEviction. 2. Another OnLocalRead gets called before OnLocalInvalidateResponse gets called, and PrepareFreshBlock finds the same tag1 inside pendingEviction. So it cancels the eviction and prepares that block for use. 3. OnLocalInvalidateResponse gets called for tag1, but it cannot find tag1 inside pendingInvalidate or pendingEviction because pendingEviction.erase(tag1) was called during PrepareFresh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maker="tm" grddl:transformation="http://docs.oasis-open.org/office/1.2/xslt/odf2rdf.xsl">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textmaker:pgf-auto-space-before="false" textmaker:pgf-auto-space-after="false" fo:margin-left="0in" fo:margin-right="0in" fo:margin-top="0in" fo:margin-bottom="0in" fo:line-height="100%" fo:text-align="start" style:justify-single-word="false" fo:orphans="0" fo:widows="0" fo:hyphenation-ladder-count="no-limit" fo:text-indent="0in" style:auto-text-indent="false" fo:break-before="auto" fo:break-after="auto" fo:background-color="transparent" fo:padding="0in" fo:border="none" style:writing-mode="lr-tb">
        <style:background-image/>
      </style:paragraph-properties>
      <style:text-properties fo:font-variant="normal" fo:text-transform="none" fo:color="#000000" style:text-line-through-style="none" style:text-position="0% 58%" style:font-name="Times New Roman1" fo:font-size="10pt" fo:letter-spacing="normal" fo:language="en" fo:country="US" fo:font-style="normal" style:text-underline-style="none" fo:font-weight="normal" style:letter-kerning="false" fo:background-color="transparent" style:font-name-asian="SimSu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text-scale="100%" fo:hyphenate="true" fo:hyphenation-remain-char-count="2" fo:hyphenation-push-char-count="2"/>
    </style:style>
    <style:style style:name="D1"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09-16T06:49:38.96</meta:creation-date>
    <meta:generator>OpenOffice.org/3.3$Linux OpenOffice.org_project/330m20$Build-9567</meta:generator>
    <dc:date>2011-02-25T15:59:49</dc:date>
    <dc:creator>Eric Chang</dc:creator>
    <meta:editing-duration>PT6H38M25S</meta:editing-duration>
    <meta:editing-cycles>30</meta:editing-cycles>
    <meta:document-statistic meta:table-count="1" meta:image-count="0" meta:object-count="0" meta:page-count="2" meta:paragraph-count="63" meta:word-count="816" meta:character-count="5320"/>
    <meta:user-defined meta:name="Info 1"/>
    <meta:user-defined meta:name="Info 2"/>
    <meta:user-defined meta:name="Info 3"/>
    <meta:user-defined meta:name="Info 4"/>
  </office:meta>
</office:document-meta>
</file>